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67e96" officeooo:paragraph-rsid="00067e96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067e96" officeooo:paragraph-rsid="00067e96" style:language-asian="zxx" style:country-asian="none" style:language-complex="zxx" style:country-complex="none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fo:language="zxx" fo:country="none" officeooo:paragraph-rsid="00067e96" style:language-asian="zxx" style:country-asian="none" style:language-complex="zxx" style:country-complex="none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fo:language="zxx" fo:country="none" officeooo:rsid="00067e96" officeooo:paragraph-rsid="00067e96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in" fo:margin-bottom="0in" loext:contextual-spacing="false"/>
      <style:text-properties fo:language="zxx" fo:country="none" officeooo:rsid="00067e96" officeooo:paragraph-rsid="00067e96" style:language-asian="zxx" style:country-asian="none" style:language-complex="zxx" style:country-complex="none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fo:language="zxx" fo:country="none" officeooo:rsid="00142852" officeooo:paragraph-rsid="00067e96" style:language-asian="zxx" style:country-asian="none" style:language-complex="zxx" style:country-complex="none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fo:language="zxx" fo:country="none" officeooo:rsid="0015f505" officeooo:paragraph-rsid="00067e96" style:language-asian="zxx" style:country-asian="none" style:language-complex="zxx" style:country-complex="none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fo:language="zxx" fo:country="none" officeooo:rsid="00161e3d" officeooo:paragraph-rsid="00067e96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in" fo:margin-bottom="0in" loext:contextual-spacing="false"/>
      <style:text-properties fo:language="zxx" fo:country="none" officeooo:rsid="00161e3d" officeooo:paragraph-rsid="00067e96" style:language-asian="zxx" style:country-asian="none" style:language-complex="zxx" style:country-complex="none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fo:language="zxx" fo:country="none" fo:font-weight="normal" officeooo:rsid="00142852" officeooo:paragraph-rsid="00067e96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margin-top="0in" fo:margin-bottom="0in" loext:contextual-spacing="false" fo:break-before="page"/>
      <style:text-properties fo:language="zxx" fo:country="none" officeooo:rsid="00067e96" officeooo:paragraph-rsid="00067e96" style:language-asian="zxx" style:country-asian="none" style:language-complex="zxx" style:country-complex="none"/>
    </style:style>
    <style:style style:name="T1" style:family="text">
      <style:text-properties officeooo:rsid="00067e96"/>
    </style:style>
    <style:style style:name="T2" style:family="text">
      <style:text-properties officeooo:rsid="00142852"/>
    </style:style>
    <style:style style:name="T3" style:family="text">
      <style:text-properties officeooo:rsid="00161e3d"/>
    </style:style>
    <style:style style:name="T4" style:family="text">
      <style:text-properties officeooo:rsid="00083944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oritukset</text:h>
      <text:p text:style-name="P2"/>
      <text:list xml:id="list1011487469" text:style-name="L1">
        <text:list-item>
          <text:p text:style-name="P5">Data Assimilation Training in collaboration with the ECMWF 2020,</text:p>
          <text:list>
            <text:list-item>
              <text:p text:style-name="P6">1-week course</text:p>
            </text:list-item>
            <text:list-item>
              <text:p text:style-name="P6">Univ. of Reading, 18-21st February 2020 </text:p>
            </text:list-item>
          </text:list>
        </text:list-item>
        <text:list-item>
          <text:p text:style-name="P5">Training course: Data assimilation, <text:span text:style-name="T2">ECMWF</text:span></text:p>
          <text:list>
            <text:list-item>
              <text:p text:style-name="P8">1- week course, </text:p>
            </text:list-item>
            <text:list-item>
              <text:p text:style-name="P5">24 Feb 2020, 08:45 - 28 Feb 2020, 17:00</text:p>
            </text:list-item>
          </text:list>
        </text:list-item>
        <text:list-item>
          <text:p text:style-name="P12">CSC Summer course in high performance computing 2019</text:p>
          <text:list>
            <text:list-item>
              <text:p text:style-name="P8">25.6.2019 – 4.7.2019, <text:span text:style-name="T1">Nuuksio, Finland</text:span></text:p>
            </text:list-item>
            <text:list-item>
              <text:p text:style-name="P8">2 weeks</text:p>
            </text:list-item>
          </text:list>
        </text:list-item>
        <text:list-item>
          <text:p text:style-name="P9">Training school on snow observations and data assimilation</text:p>
          <text:list>
            <text:list-item>
              <text:p text:style-name="P9">bormio, 12.-16.3.2018, italy</text:p>
            </text:list-item>
            <text:list-item>
              <text:p text:style-name="P9">3 ECTS</text:p>
            </text:list-item>
          </text:list>
        </text:list-item>
        <text:list-item>
          <text:p text:style-name="P9"><text:span text:style-name="T3">I</text:span>nternational Summer School on Applications with the Newest Multi-spectral Environmental Satellites </text:p>
          <text:list>
            <text:list-item>
              <text:p text:style-name="P9">Bracciano, <text:span text:style-name="T3">italy</text:span>, <text:span text:style-name="T3">25.9.2017 – 6.10.2017</text:span></text:p>
            </text:list-item>
            <text:list-item>
              <text:p text:style-name="P10">2 weeks</text:p>
            </text:list-item>
          </text:list>
        </text:list-item>
      </text:list>
      <text:p text:style-name="P11"/>
      <text:p text:style-name="P7">CSCn ja Bormion todistuksissa lukeekin 5 ja 3 ECTS suositus, mutta muissa ei. Itse olin ajatellut Braccianon olevan 5 ECTS, ja Data-assimilaatiot yhteensä 5 ECTS. Data kurssit olivat ‘yksi paketti’, vaikka järjestäjät eri. Työmäärältä ja pituudelta ainakin näin.</text:p>
      <text:p text:style-name="P7"/>
      <text:p text:style-name="P7">- ATMDP 1-10op. Voiko näitä olla 13? jos ei, eikö kaikkia voi hyväksyttää? Sitten nim. Puuttuu 2 cr, mistä ne kuuluu saada?</text:p>
      <text:p text:style-name="P7">- jos CSCn saa hyväksyttää esim <text:span text:style-name="T4">199 tai DOCS200, niin tulisi sillä täyteen.</text:span></text:p>
      <text:p text:style-name="P13"/>
      <table:table table:name="Table1" table:style-name="Table1">
        <table:table-column table:style-name="Table1.A" table:number-columns-repeated="2"/>
        <table:table-row table:style-name="TableLine94606607483440">
          <table:table-cell table:style-name="Table1.A1" office:value-type="string">
            <text:p text:style-name="P7">Philosophy of science </text:p>
          </table:table-cell>
          <table:table-cell table:style-name="Table1.B1" office:value-type="string">
            <text:p text:style-name="P4">1</text:p>
          </table:table-cell>
        </table:table-row>
        <table:table-row table:style-name="TableLine94606607483440">
          <table:table-cell table:style-name="Table1.A2" office:value-type="string">
            <text:p text:style-name="P7">Avoin tiede</text:p>
          </table:table-cell>
          <table:table-cell table:style-name="Table1.B2" office:value-type="string">
            <text:p text:style-name="P4">1</text:p>
          </table:table-cell>
        </table:table-row>
        <table:table-row table:style-name="TableLine94606607483440">
          <table:table-cell table:style-name="Table1.A2" office:value-type="string">
            <text:p text:style-name="P7">Scientific writing </text:p>
          </table:table-cell>
          <table:table-cell table:style-name="Table1.B2" office:value-type="string">
            <text:p text:style-name="P4">2</text:p>
          </table:table-cell>
        </table:table-row>
        <table:table-row table:style-name="TableLine94606607483440">
          <table:table-cell table:style-name="Table1.A2" office:value-type="string">
            <text:p text:style-name="P4">Conf participation 1</text:p>
          </table:table-cell>
          <table:table-cell table:style-name="Table1.B2" office:value-type="string">
            <text:p text:style-name="P4">1</text:p>
          </table:table-cell>
        </table:table-row>
        <table:table-row table:style-name="TableLine94606607483440">
          <table:table-cell table:style-name="Table1.A2" office:value-type="string">
            <text:p text:style-name="P4">CSC</text:p>
          </table:table-cell>
          <table:table-cell table:style-name="Table1.B2" office:value-type="string">
            <text:p text:style-name="P4">5</text:p>
          </table:table-cell>
        </table:table-row>
        <table:table-row table:style-name="TableLine94606607483440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 table:style-name="TableLine94606607483440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 table:style-name="TableLine94606607483440">
          <table:table-cell table:style-name="Table1.A2" office:value-type="string">
            <text:p text:style-name="P4">Hyytiälä</text:p>
          </table:table-cell>
          <table:table-cell table:style-name="Table1.B2" office:value-type="string">
            <text:p text:style-name="P4">5</text:p>
          </table:table-cell>
        </table:table-row>
        <table:table-row table:style-name="TableLine94606607483440">
          <table:table-cell table:style-name="Table1.A2" office:value-type="string">
            <text:p text:style-name="P4">Research ethics</text:p>
          </table:table-cell>
          <table:table-cell table:style-name="Table1.B2" office:value-type="string">
            <text:p text:style-name="P4">1</text:p>
          </table:table-cell>
        </table:table-row>
        <table:table-row table:style-name="TableLine94606607483440">
          <table:table-cell table:style-name="Table1.A2" office:value-type="string">
            <text:p text:style-name="P4">Climate change</text:p>
          </table:table-cell>
          <table:table-cell table:style-name="Table1.B2" office:value-type="string">
            <text:p text:style-name="P4">5</text:p>
          </table:table-cell>
        </table:table-row>
        <table:table-row table:style-name="TableLine94606607483440">
          <table:table-cell table:style-name="Table1.A2" office:value-type="string">
            <text:p text:style-name="P4">Numlab</text:p>
          </table:table-cell>
          <table:table-cell table:style-name="Table1.B2" office:value-type="string">
            <text:p text:style-name="P4">5</text:p>
          </table:table-cell>
        </table:table-row>
        <table:table-row table:style-name="TableLine94606607483440">
          <table:table-cell table:style-name="Table1.A2" office:value-type="string">
            <text:p text:style-name="P4">Seminar</text:p>
          </table:table-cell>
          <table:table-cell table:style-name="Table1.B2" office:value-type="string">
            <text:p text:style-name="P4">2</text:p>
          </table:table-cell>
        </table:table-row>
        <table:table-row table:style-name="TableLine94606607483440">
          <table:table-cell table:style-name="Table1.A2" office:value-type="string">
            <text:p text:style-name="P4">Data assimilation</text:p>
          </table:table-cell>
          <table:table-cell table:style-name="Table1.B2" office:value-type="string">
            <text:p text:style-name="P4">5</text:p>
          </table:table-cell>
        </table:table-row>
        <table:table-row table:style-name="TableLine94606607483440">
          <table:table-cell table:style-name="Table1.A2" office:value-type="string">
            <text:p text:style-name="P4">Snow</text:p>
          </table:table-cell>
          <table:table-cell table:style-name="Table1.B2" office:value-type="string">
            <text:p text:style-name="P4">3</text:p>
          </table:table-cell>
        </table:table-row>
        <table:table-row table:style-name="TableLine94606607483440">
          <table:table-cell table:style-name="Table1.A2" office:value-type="string">
            <text:p text:style-name="P4">Bracciano</text:p>
          </table:table-cell>
          <table:table-cell table:style-name="Table1.B2" office:value-type="string">
            <text:p text:style-name="P4">5</text:p>
          </table:table-cell>
        </table:table-row>
        <table:table-row table:style-name="TableLine94606607483440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31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6:54:54.950017585</meta:creation-date>
    <dc:date>2022-06-07T17:35:17.102702886</dc:date>
    <meta:editing-duration>PT15M46S</meta:editing-duration>
    <meta:editing-cycles>1</meta:editing-cycles>
    <meta:document-statistic meta:table-count="1" meta:image-count="0" meta:object-count="0" meta:page-count="2" meta:paragraph-count="46" meta:word-count="203" meta:character-count="1219" meta:non-whitespace-character-count="1070"/>
    <meta:generator>LibreOffice/6.4.7.2$Linux_X86_64 LibreOffice_project/40$Build-2</meta:generator>
  </office:meta>
</office:document-meta>
</file>